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ngLiU" svg:font-family="MingLiU"/>
    <style:font-face style:name="MingLiU1" svg:font-family="MingLiU" style:font-pitch="variable"/>
    <style:font-face style:name="Noto Sans" svg:font-family="'Noto Sans'" style:font-family-generic="roman" style:font-pitch="variable"/>
    <style:font-face style:name="PingFangTC" svg:font-family="PingFangTC" style:font-family-generic="system" style:font-pitch="variable"/>
    <style:font-face style:name="PingFangTC1" svg:font-family="PingFangTC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687cm"/>
      <style:paragraph-properties style:writing-mode="lr-tb"/>
    </style:style>
    <style:style style:name="gr2" style:family="graphic" style:parent-style-name="standard">
      <style:graphic-properties draw:stroke="none" draw:fill="none" fo:min-height="2.34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459cm"/>
      <style:paragraph-properties style:writing-mode="lr-tb"/>
    </style:style>
    <style:style style:name="gr5" style:family="graphic" style:parent-style-name="standard">
      <style:graphic-properties draw:stroke="none" draw:fill="none" fo:min-height="2.011cm"/>
      <style:paragraph-properties style:writing-mode="lr-tb"/>
    </style:style>
    <style:style style:name="gr6" style:family="graphic" style:parent-style-name="standard">
      <style:graphic-properties draw:stroke="none" draw:fill="none" fo:min-height="4.692cm"/>
      <style:paragraph-properties style:writing-mode="lr-tb"/>
    </style:style>
    <style:style style:name="gr7" style:family="graphic" style:parent-style-name="standard">
      <style:graphic-properties draw:stroke="none" draw:fill="none" fo:min-height="1.677cm"/>
      <style:paragraph-properties style:writing-mode="lr-tb"/>
    </style:style>
    <style:style style:name="gr8" style:family="graphic" style:parent-style-name="standard">
      <style:graphic-properties draw:stroke="none" draw:fill="none" fo:min-height="5.931cm"/>
      <style:paragraph-properties style:writing-mode="lr-tb"/>
    </style:style>
    <style:style style:name="gr9" style:family="graphic" style:parent-style-name="standard">
      <style:graphic-properties draw:stroke="none" draw:fill="none" fo:min-height="2.677cm"/>
      <style:paragraph-properties style:writing-mode="lr-tb"/>
    </style:style>
    <style:style style:name="gr10" style:family="graphic" style:parent-style-name="standard">
      <style:graphic-properties draw:stroke="none" draw:fill="none" fo:min-height="4.731cm"/>
      <style:paragraph-properties style:writing-mode="lr-tb"/>
    </style:style>
    <style:style style:name="gr11" style:family="graphic" style:parent-style-name="standard">
      <style:graphic-properties draw:stroke="none" draw:fill="none" fo:min-height="3.223cm"/>
      <style:paragraph-properties style:writing-mode="lr-tb"/>
    </style:style>
    <style:style style:name="gr12" style:family="graphic" style:parent-style-name="standard">
      <style:graphic-properties draw:stroke="none" draw:fill="none" fo:min-height="12.367cm"/>
      <style:paragraph-properties style:writing-mode="lr-tb"/>
    </style:style>
    <style:style style:name="gr13" style:family="graphic" style:parent-style-name="standard">
      <style:graphic-properties draw:stroke="none" draw:fill="none" fo:min-height="3.686cm"/>
      <style:paragraph-properties style:writing-mode="lr-tb"/>
    </style:style>
    <style:style style:name="gr14" style:family="graphic" style:parent-style-name="standard">
      <style:graphic-properties draw:stroke="none" draw:fill="none" fo:min-height="3.706cm"/>
      <style:paragraph-properties style:writing-mode="lr-tb"/>
    </style:style>
    <style:style style:name="gr15" style:family="graphic" style:parent-style-name="standard">
      <style:graphic-properties draw:stroke="none" draw:fill="none" fo:min-height="4.702cm"/>
      <style:paragraph-properties style:writing-mode="lr-tb"/>
    </style:style>
    <style:style style:name="gr16" style:family="graphic" style:parent-style-name="standard">
      <style:graphic-properties draw:stroke="none" draw:fill="none" fo:min-height="5.026cm"/>
      <style:paragraph-properties style:writing-mode="lr-tb"/>
    </style:style>
    <style:style style:name="gr17" style:family="graphic" style:parent-style-name="standard">
      <style:graphic-properties draw:stroke="none" draw:fill="none" fo:min-height="2.099cm"/>
      <style:paragraph-properties style:writing-mode="lr-tb"/>
    </style:style>
    <style:style style:name="gr18" style:family="graphic" style:parent-style-name="standard">
      <style:graphic-properties draw:stroke="none" draw:fill="none" fo:min-height="2.96cm"/>
      <style:paragraph-properties style:writing-mode="lr-tb"/>
    </style:style>
    <style:style style:name="gr19" style:family="graphic" style:parent-style-name="standard">
      <style:graphic-properties draw:stroke="none" draw:fill="none" fo:min-height="4.887cm"/>
      <style:paragraph-properties style:writing-mode="lr-tb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1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color="#000000" loext:opacity="100%" style:font-name="MingLiU" fo:font-size="9.5pt" style:font-name-asian="MingLiU" style:font-size-asian="9.5pt" style:font-name-complex="MingLiU" style:font-size-complex="9.5pt"/>
    </style:style>
    <style:style style:name="P5" style:family="paragraph">
      <loext:graphic-properties draw:fill="none"/>
      <style:paragraph-properties style:text-autospace="non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style:font-name="MingLiU" fo:font-size="9.5pt" fo:font-weight="normal" style:font-name-asian="MingLiU" style:font-size-asian="9.5pt" style:font-weight-asian="normal" style:font-size-complex="9.5pt" style:font-weight-complex="normal"/>
    </style:style>
    <style:style style:name="P8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loext:opacity="100%" style:font-name="MingLiU" fo:font-size="9.5pt" style:font-name-asian="MingLiU" style:font-size-asian="9.5pt" style:font-name-complex="MingLiU" style:font-size-complex="9.5pt"/>
    </style:style>
    <style:style style:name="T3" style:family="text">
      <style:text-properties fo:color="#0000ff" loext:opacity="100%" style:font-name="MingLiU" fo:font-size="9.5pt" style:font-name-asian="MingLiU" style:font-size-asian="9.5pt" style:font-name-complex="MingLiU" style:font-size-complex="9.5pt"/>
    </style:style>
    <style:style style:name="T4" style:family="text">
      <style:text-properties fo:color="#2b91af" loext:opacity="100%" style:font-name="MingLiU" fo:font-size="9.5pt" style:font-name-asian="MingLiU" style:font-size-asian="9.5pt" style:font-name-complex="MingLiU" style:font-size-complex="9.5pt"/>
    </style:style>
    <style:style style:name="T5" style:family="text">
      <style:text-properties fo:color="#a31515" loext:opacity="100%" style:font-name="MingLiU" fo:font-size="9.5pt" style:font-name-asian="MingLiU" style:font-size-asian="9.5pt" style:font-name-complex="MingLiU" style:font-size-complex="9.5pt"/>
    </style:style>
    <style:style style:name="T6" style:family="text">
      <style:text-properties fo:color="#800000" loext:opacity="100%" style:font-name="MingLiU" fo:font-size="9.5pt" style:font-name-asian="MingLiU" style:font-size-asian="9.5pt" style:font-name-complex="MingLiU" style:font-size-complex="9.5pt"/>
    </style:style>
    <style:style style:name="T7" style:family="text">
      <style:text-properties style:font-name="MingLiU" fo:font-size="9.5pt" fo:font-weight="normal" style:font-name-asian="MingLiU" style:font-size-asian="9.5pt" style:font-weight-asian="normal" style:font-size-complex="9.5pt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MingLiU" fo:font-size="9.5pt" fo:font-style="normal" fo:text-shadow="none" style:text-underline-style="none" fo:font-weight="normal" style:letter-kerning="true" style:font-name-asian="MingLiU" style:font-size-asian="9.5pt" style:font-style-asian="normal" style:font-weight-asian="normal" style:font-name-complex="MingLiU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font-name="MingLiU" fo:font-size="9.5pt" fo:font-style="normal" fo:text-shadow="none" style:text-underline-style="none" fo:font-weight="normal" style:letter-kerning="true" style:font-name-asian="MingLiU" style:font-size-asian="9.5pt" style:font-style-asian="normal" style:font-weight-asian="normal" style:font-name-complex="MingLiU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MingLiU" fo:font-size="9.5pt" fo:font-weight="normal" style:font-name-asian="MingLiU" style:font-size-asian="9.5pt" style:font-weight-asian="normal" style:font-name-complex="MingLiU" style:font-size-complex="9.5pt" style:font-weight-complex="normal"/>
    </style:style>
    <style:style style:name="T11" style:family="text">
      <style:text-properties fo:color="#000000" loext:opacity="100%" style:font-name="MingLiU" fo:font-size="12pt" fo:font-weight="normal" style:font-name-asian="MingLiU" style:font-size-asian="12pt" style:font-weight-asian="normal" style:font-name-complex="MingLiU" style:font-size-complex="12pt" style:font-weight-complex="normal"/>
    </style:style>
    <style:style style:name="T12" style:family="text">
      <style:text-properties style:font-name="MingLiU" fo:font-size="9.5pt" style:font-name-asian="MingLiU" style:font-size-asian="9.5pt" style:font-name-complex="MingLiU" style:font-size-complex="9.5pt"/>
    </style:style>
    <style:style style:name="T13" style:family="text">
      <style:text-properties fo:font-variant="normal" fo:text-transform="none" fo:color="#a31515" loext:opacity="100%" style:text-outline="false" style:text-line-through-style="none" style:text-line-through-type="none" style:font-name="MingLiU" fo:font-size="9.5pt" fo:font-style="normal" fo:text-shadow="none" style:text-underline-style="none" fo:font-weight="normal" style:letter-kerning="true" style:font-name-asian="MingLiU" style:font-size-asian="9.5pt" style:font-style-asian="normal" style:font-weight-asian="normal" style:font-name-complex="MingLiU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1. </text:span><text:span text:style-name="T1">寫一個</text:span><text:span text:style-name="T1">function </text:span><text:span text:style-name="T1">可以把一般對話框的文字轉成</text:span><text:span text:style-name="T1">HTML</text:span><text:span text:style-name="T1">。</text:span><text:span text:style-name="T1">&gt; </text:span><text:span text:style-name="T1">轉成 </text:span><text:span text:style-name="T1">&amp;gt; &lt; </text:span><text:span text:style-name="T1">轉成 </text:span><text:span text:style-name="T1">&amp;lt; \r\n </text:span><text:span text:style-name="T1">轉成 </text:span><text:span text:style-name="T1">&lt;br&gt; | </text:span><text:span text:style-name="T1">轉成 </text:span><text:span text:style-name="T1">&amp;brvbar; </text:span><text:span text:style-name="T1">空白 轉成 </text:span><text:span text:style-name="T1">&amp;nbsp;</text:span></text:p>
          </draw:text-box>
        </draw:frame>
        <draw:frame draw:style-name="gr1" draw:text-style-name="P5" draw:layer="layout" svg:width="13.917cm" svg:height="3.937cm" svg:x="1.583cm" svg:y="3.563cm">
          <draw:text-box>
            <text:p text:style-name="P3"><text:span text:style-name="T2"><text:s/></text:span><text:span text:style-name="T3">public</text:span><text:span text:style-name="T2"> </text:span><text:span text:style-name="T3">class</text:span><text:span text:style-name="T2"> </text:span><text:span text:style-name="T4">Transform</text:span></text:p>
            <text:p text:style-name="P4"><text:s/>{</text:p>
            <text:p text:style-name="P3"><text:span text:style-name="T2"><text:s text:c="5"/></text:span><text:span text:style-name="T3">public</text:span><text:span text:style-name="T2"> </text:span><text:span text:style-name="T3">string</text:span><text:span text:style-name="T2"> ToHtml(</text:span><text:span text:style-name="T3">string</text:span><text:span text:style-name="T2"> input)</text:span></text:p>
            <text:p text:style-name="P4"><text:s text:c="5"/>{</text:p>
            <text:p text:style-name="P3"><text:span text:style-name="T2"><text:s text:c="9"/></text:span><text:span text:style-name="T2">input = input.Replace(</text:span><text:span text:style-name="T5">"&gt;"</text:span><text:span text:style-name="T2">, </text:span><text:span text:style-name="T5">"&amp;gt"</text:span><text:span text:style-name="T2">).Replace(</text:span><text:span text:style-name="T5">"&lt;"</text:span><text:span text:style-name="T2">, </text:span><text:span text:style-name="T5">"&amp;lt"</text:span><text:span text:style-name="T2">)</text:span></text:p>
            <text:p text:style-name="P3"><text:span text:style-name="T2"><text:s text:c="13"/></text:span><text:span text:style-name="T2">.Replace(</text:span><text:span text:style-name="T5">"\r\n"</text:span><text:span text:style-name="T2">, </text:span><text:span text:style-name="T5">"&lt;br&gt;"</text:span><text:span text:style-name="T2">).Replace(</text:span><text:span text:style-name="T5">"|"</text:span><text:span text:style-name="T2">, </text:span><text:span text:style-name="T5">"&amp;brvbar"</text:span><text:span text:style-name="T2">)</text:span></text:p>
            <text:p text:style-name="P3"><text:span text:style-name="T2"><text:s text:c="13"/></text:span><text:span text:style-name="T2">.Replace(</text:span><text:span text:style-name="T5">" "</text:span><text:span text:style-name="T2">, </text:span><text:span text:style-name="T5">"&amp;nbsp"</text:span><text:span text:style-name="T2">);</text:span></text:p>
            <text:p text:style-name="P4"/>
            <text:p text:style-name="P3"><text:span text:style-name="T2"><text:s text:c="9"/></text:span><text:span text:style-name="T3">return</text:span><text:span text:style-name="T2"> input;</text:span></text:p>
            <text:p text:style-name="P4"><text:s text:c="5"/>}</text:p>
            <text:p text:style-name="P4"><text:s/>}</text:p>
          </draw:text-box>
        </draw:frame>
        <draw:frame draw:style-name="gr2" draw:text-style-name="P5" draw:layer="layout" svg:width="11.991cm" svg:height="3.266cm" svg:x="2.009cm" svg:y="9.5cm">
          <draw:text-box>
            <text:p text:style-name="P3"><text:span text:style-name="T2">// call function</text:span></text:p>
            <text:p text:style-name="P3"><text:span text:style-name="T2"><text:s text:c="12"/></text:span></text:p>
            <text:p text:style-name="P3"><text:span text:style-name="T3">string</text:span><text:span text:style-name="T2"> text = </text:span><text:span text:style-name="T5">"&lt;h1&gt;</text:span><text:span text:style-name="T5">標題</text:span><text:span text:style-name="T5">&lt;/h1&gt;\r\n&lt;p&gt; |</text:span><text:span text:style-name="T5">內容 </text:span><text:span text:style-name="T5">|</text:span><text:span text:style-name="T5">內容 </text:span><text:span text:style-name="T5">| &lt;/p&gt;"</text:span><text:span text:style-name="T2">;</text:span></text:p>
            <text:p text:style-name="P4"/>
            <text:p text:style-name="P3"><text:span text:style-name="T2">Transform trans = </text:span><text:span text:style-name="T3">new</text:span><text:span text:style-name="T2"> Transform();</text:span></text:p>
            <text:p text:style-name="P3"><text:span text:style-name="T3">string</text:span><text:span text:style-name="T2"> transText= trans.ToHtml(text);</text:span></text:p>
            <text:p text:style-name="P4">Console.WriteLine(transText);</text:p>
            <text:p text:style-name="P4"/>
            <text:p text:style-name="P4">Console.ReadKey();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2. </text:span><text:span text:style-name="T1">寫一個</text:span><text:span text:style-name="T1">function</text:span><text:span text:style-name="T1">，回傳輸入的值是否數字</text:span></text:p>
          </draw:text-box>
        </draw:frame>
        <draw:frame draw:style-name="gr4" draw:text-style-name="P5" draw:layer="layout" svg:width="14.002cm" svg:height="5.709cm" svg:x="0.998cm" svg:y="3cm">
          <draw:text-box>
            <text:p text:style-name="P3"><text:span text:style-name="T2"><text:s text:c="8"/></text:span><text:span text:style-name="T3">public</text:span><text:span text:style-name="T2"> </text:span><text:span text:style-name="T3">static</text:span><text:span text:style-name="T2"> </text:span><text:span text:style-name="T3">void</text:span><text:span text:style-name="T2"> IsNum(</text:span><text:span text:style-name="T3">string</text:span><text:span text:style-name="T2"> input)</text:span></text:p>
            <text:p text:style-name="P3"><text:span text:style-name="T2"><text:s text:c="8"/></text:span><text:span text:style-name="T2">{</text:span></text:p>
            <text:p text:style-name="P3"><text:span text:style-name="T2"><text:s text:c="12"/></text:span><text:span text:style-name="T3">double</text:span><text:span text:style-name="T2"> num;</text:span></text:p>
            <text:p text:style-name="P3"><text:span text:style-name="T2"><text:s text:c="12"/></text:span><text:span text:style-name="T3">bool</text:span><text:span text:style-name="T2"> ans = </text:span><text:span text:style-name="T3">double</text:span><text:span text:style-name="T2">.TryParse(input, </text:span><text:span text:style-name="T3">out</text:span><text:span text:style-name="T2"> num);</text:span></text:p>
            <text:p text:style-name="P3"><text:span text:style-name="T2"/></text:p>
            <text:p text:style-name="P3"><text:span text:style-name="T2"><text:s text:c="12"/></text:span><text:span text:style-name="T3">if</text:span><text:span text:style-name="T2"> (ans == </text:span><text:span text:style-name="T3">true</text:span><text:span text:style-name="T2">)</text:span></text:p>
            <text:p text:style-name="P3"><text:span text:style-name="T2"><text:s text:c="12"/></text:span><text:span text:style-name="T2">{</text:span></text:p>
            <text:p text:style-name="P3"><text:span text:style-name="T2"><text:s text:c="16"/></text:span><text:span text:style-name="T2">Console.WriteLine(</text:span><text:span text:style-name="T5">"</text:span><text:span text:style-name="T5">是數字</text:span><text:span text:style-name="T5">"</text:span><text:span text:style-name="T2">);</text:span></text:p>
            <text:p text:style-name="P3"><text:span text:style-name="T2"><text:s text:c="12"/></text:span><text:span text:style-name="T2">}</text:span></text:p>
            <text:p text:style-name="P3"><text:span text:style-name="T2"><text:s text:c="12"/></text:span><text:span text:style-name="T3">else</text:span></text:p>
            <text:p text:style-name="P3"><text:span text:style-name="T2"><text:s text:c="12"/></text:span><text:span text:style-name="T2">{</text:span></text:p>
            <text:p text:style-name="P3"><text:span text:style-name="T2"><text:s text:c="16"/></text:span><text:span text:style-name="T2">Console.WriteLine(</text:span><text:span text:style-name="T5">"</text:span><text:span text:style-name="T5">不是數字</text:span><text:span text:style-name="T5">"</text:span><text:span text:style-name="T2">);</text:span></text:p>
            <text:p text:style-name="P3"><text:span text:style-name="T2"><text:s text:c="12"/></text:span><text:span text:style-name="T2">}</text:span></text:p>
            <text:p text:style-name="P3"><text:span text:style-name="T2"><text:s text:c="8"/></text:span><text:span text:style-name="T2">}</text:span></text:p>
          </draw:text-box>
        </draw:frame>
        <draw:frame draw:style-name="gr5" draw:text-style-name="P5" draw:layer="layout" svg:width="10.114cm" svg:height="2.261cm" svg:x="2.386cm" svg:y="10.5cm">
          <draw:text-box>
            <text:p text:style-name="P3"><text:span text:style-name="T2">// call function </text:span></text:p>
            <text:p text:style-name="P3"><text:span text:style-name="T2"><text:s text:c="9"/></text:span></text:p>
            <text:p text:style-name="P3"><text:span text:style-name="T2">Console.Write(</text:span><text:span text:style-name="T5">"</text:span><text:span text:style-name="T5">輸入字串</text:span><text:span text:style-name="T5">: "</text:span><text:span text:style-name="T2">);</text:span></text:p>
            <text:p text:style-name="P3"><text:span text:style-name="T3">string</text:span><text:span text:style-name="T2"> a = Console.ReadLine();</text:span></text:p>
            <text:p text:style-name="P3"><text:span text:style-name="T2">Determine.IsNum(a);</text:span></text:p>
            <text:p text:style-name="P3"><text:span text:style-name="T2">Console.ReadKey(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3. </text:span><text:span text:style-name="T1">寫一個</text:span><text:span text:style-name="T1">function</text:span><text:span text:style-name="T1">，回傳輸入的值是否符合Ｅ－ｍａｉｌ格式</text:span></text:p>
          </draw:text-box>
        </draw:frame>
        <draw:frame draw:style-name="gr6" draw:text-style-name="P5" draw:layer="layout" svg:width="9.553cm" svg:height="4.942cm" svg:x="2.447cm" svg:y="3.257cm">
          <draw:text-box>
            <text:p text:style-name="P3"><text:span text:style-name="T3">public</text:span><text:span text:style-name="T2"> </text:span><text:span text:style-name="T3">static</text:span><text:span text:style-name="T2"> </text:span><text:span text:style-name="T3">void</text:span><text:span text:style-name="T2"> IsCorrect(</text:span><text:span text:style-name="T3">string</text:span><text:span text:style-name="T2"> input)</text:span></text:p>
            <text:p text:style-name="P4">{</text:p>
            <text:p text:style-name="P3"><text:span text:style-name="T2"><text:s text:c="4"/></text:span><text:span text:style-name="T3">string</text:span><text:span text:style-name="T2"> pattern = </text:span><text:span text:style-name="T6">@"^\w+@\w+\.\w+$"</text:span><text:span text:style-name="T2">;</text:span></text:p>
            <text:p text:style-name="P3"><text:span text:style-name="T2"><text:s text:c="4"/></text:span><text:span text:style-name="T3">bool</text:span><text:span text:style-name="T2"> ans= Regex.IsMatch(input, pattern);</text:span></text:p>
            <text:p text:style-name="P3"><text:span text:style-name="T2"><text:s text:c="4"/></text:span><text:span text:style-name="T3">if</text:span><text:span text:style-name="T2"> (ans)</text:span></text:p>
            <text:p text:style-name="P4"><text:s text:c="4"/>{</text:p>
            <text:p text:style-name="P3"><text:span text:style-name="T2"><text:s text:c="8"/></text:span><text:span text:style-name="T2">Console.WriteLine(</text:span><text:span text:style-name="T5">"</text:span><text:span text:style-name="T5">格式正確</text:span><text:span text:style-name="T5">"</text:span><text:span text:style-name="T2">);</text:span></text:p>
            <text:p text:style-name="P4"><text:s text:c="4"/>}</text:p>
            <text:p text:style-name="P3"><text:span text:style-name="T2"><text:s text:c="4"/></text:span><text:span text:style-name="T3">else</text:span></text:p>
            <text:p text:style-name="P4"><text:s text:c="4"/>{</text:p>
            <text:p text:style-name="P3"><text:span text:style-name="T2"><text:s text:c="8"/></text:span><text:span text:style-name="T2">Console.WriteLine(</text:span><text:span text:style-name="T5">"</text:span><text:span text:style-name="T5">格式不正確</text:span><text:span text:style-name="T5">"</text:span><text:span text:style-name="T2">);</text:span></text:p>
            <text:p text:style-name="P4"><text:s text:c="4"/>}</text:p>
            <text:p text:style-name="P4"/>
            <text:p text:style-name="P4">}</text:p>
          </draw:text-box>
        </draw:frame>
        <draw:frame draw:style-name="gr7" draw:text-style-name="P5" draw:layer="layout" svg:width="8.291cm" svg:height="2.596cm" svg:x="3.209cm" svg:y="9.904cm">
          <draw:text-box>
            <text:p text:style-name="P3"><text:span text:style-name="T2">//call function <text:s text:c="2"/></text:span></text:p>
            <text:p text:style-name="P3"><text:span text:style-name="T2"><text:s text:c="9"/></text:span></text:p>
            <text:p text:style-name="P3"><text:span text:style-name="T2">Console.Write(</text:span><text:span text:style-name="T5">"</text:span><text:span text:style-name="T5">輸入</text:span><text:span text:style-name="T5">email: "</text:span><text:span text:style-name="T2">);</text:span></text:p>
            <text:p text:style-name="P3"><text:span text:style-name="T3">string</text:span><text:span text:style-name="T2"> email = Console.ReadLine();</text:span></text:p>
            <text:p text:style-name="P4">Determine.IsCorrect(email);</text:p>
            <text:p text:style-name="P4"/>
            <text:p text:style-name="P4">Console.ReadKey();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4. </text:span><text:span text:style-name="T1">寫一個</text:span><text:span text:style-name="T1">function</text:span><text:span text:style-name="T1">，回傳輸入的值是否符合手機格式</text:span></text:p>
          </draw:text-box>
        </draw:frame>
        <draw:frame draw:style-name="gr8" draw:text-style-name="P5" draw:layer="layout" svg:width="9.307cm" svg:height="6.181cm" svg:x="2cm" svg:y="3.319cm">
          <draw:text-box>
            <text:p text:style-name="P3"><text:span text:style-name="T2"><text:s/></text:span><text:span text:style-name="T3">public</text:span><text:span text:style-name="T2"> </text:span><text:span text:style-name="T3">class</text:span><text:span text:style-name="T2"> </text:span><text:span text:style-name="T4">Determine</text:span></text:p>
            <text:p text:style-name="P4"><text:s/>{</text:p>
            <text:p text:style-name="P3"><text:span text:style-name="T2"><text:s text:c="4"/></text:span></text:p>
            <text:p text:style-name="P3"><text:span text:style-name="T2"><text:s text:c="5"/></text:span><text:span text:style-name="T3">public</text:span><text:span text:style-name="T2"> </text:span><text:span text:style-name="T3">static</text:span><text:span text:style-name="T2"> </text:span><text:span text:style-name="T3">void</text:span><text:span text:style-name="T2"> mobileNum(</text:span><text:span text:style-name="T3">string</text:span><text:span text:style-name="T2"> inputNum)</text:span></text:p>
            <text:p text:style-name="P4"><text:s text:c="5"/>{</text:p>
            <text:p text:style-name="P3"><text:span text:style-name="T2"><text:s text:c="9"/></text:span><text:span text:style-name="T3">string</text:span><text:span text:style-name="T2"> pattern = </text:span><text:span text:style-name="T6">@"^[0]{1}[9]{1}\d{8}$"</text:span><text:span text:style-name="T2">;</text:span></text:p>
            <text:p text:style-name="P3"><text:span text:style-name="T2"><text:s text:c="9"/></text:span><text:span text:style-name="T3">bool</text:span><text:span text:style-name="T2"> ans= Regex.IsMatch(inputNum, pattern);</text:span></text:p>
            <text:p text:style-name="P3"><text:span text:style-name="T2"><text:s text:c="9"/></text:span><text:span text:style-name="T3">if</text:span><text:span text:style-name="T2"> (ans)</text:span></text:p>
            <text:p text:style-name="P4"><text:s text:c="9"/>{</text:p>
            <text:p text:style-name="P3"><text:span text:style-name="T2"><text:s text:c="13"/></text:span><text:span text:style-name="T2">Console.WriteLine(</text:span><text:span text:style-name="T5">"</text:span><text:span text:style-name="T5">格式正確</text:span><text:span text:style-name="T5">"</text:span><text:span text:style-name="T2">);</text:span></text:p>
            <text:p text:style-name="P4"><text:s text:c="9"/>}</text:p>
            <text:p text:style-name="P3"><text:span text:style-name="T2"><text:s text:c="9"/></text:span><text:span text:style-name="T3">else</text:span></text:p>
            <text:p text:style-name="P4"><text:s text:c="9"/>{</text:p>
            <text:p text:style-name="P3"><text:span text:style-name="T2"><text:s text:c="13"/></text:span><text:span text:style-name="T2">Console.WriteLine(</text:span><text:span text:style-name="T5">"</text:span><text:span text:style-name="T5">格式不正確</text:span><text:span text:style-name="T5">"</text:span><text:span text:style-name="T2">);</text:span></text:p>
            <text:p text:style-name="P4"><text:s text:c="9"/>}</text:p>
            <text:p text:style-name="P4"/>
            <text:p text:style-name="P4"><text:s text:c="5"/>} <text:s text:c="4"/></text:p>
          </draw:text-box>
        </draw:frame>
        <draw:frame draw:style-name="gr9" draw:text-style-name="P5" draw:layer="layout" svg:width="7.421cm" svg:height="2.927cm" svg:x="3.079cm" svg:y="10.573cm">
          <draw:text-box>
            <text:p text:style-name="P3"><text:span text:style-name="T2">//call funtion</text:span></text:p>
            <text:p text:style-name="P3"><text:span text:style-name="T2"/></text:p>
            <text:p text:style-name="P3"><text:span text:style-name="T2">Console.Write(</text:span><text:span text:style-name="T5">"</text:span><text:span text:style-name="T5">輸入手機號碼</text:span><text:span text:style-name="T5">: "</text:span><text:span text:style-name="T2">);</text:span></text:p>
            <text:p text:style-name="P3"><text:span text:style-name="T3">string</text:span><text:span text:style-name="T2"> num = Console.ReadLine();</text:span></text:p>
            <text:p text:style-name="P4">Determine.mobileNum(num);</text:p>
            <text:p text:style-name="P4"/>
            <text:p text:style-name="P4">Console.ReadKey();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5. </text:span><text:span text:style-name="T1">寫一個</text:span><text:span text:style-name="T1">function</text:span><text:span text:style-name="T1">，回傳輸入的值是否符合身分證字號格式</text:span></text:p>
          </draw:text-box>
        </draw:frame>
        <draw:frame draw:style-name="gr10" draw:text-style-name="P5" draw:layer="layout" svg:width="12.231cm" svg:height="4.981cm" svg:x="2cm" svg:y="3.519cm">
          <draw:text-box>
            <text:p text:style-name="P3"><text:span text:style-name="T2"><text:s/></text:span><text:span text:style-name="T3">public</text:span><text:span text:style-name="T2"> </text:span><text:span text:style-name="T3">static</text:span><text:span text:style-name="T2"> </text:span><text:span text:style-name="T3">void</text:span><text:span text:style-name="T2"> IDNum(</text:span><text:span text:style-name="T3">string</text:span><text:span text:style-name="T2"> inputNum)</text:span></text:p>
            <text:p text:style-name="P4"><text:s/>{</text:p>
            <text:p text:style-name="P3"><text:span text:style-name="T2"><text:s text:c="5"/></text:span><text:span text:style-name="T3">string</text:span><text:span text:style-name="T2"> pattern = </text:span><text:span text:style-name="T6">@"^[A-Z]{1}[1-2]{1}[0-9]{8}$"</text:span><text:span text:style-name="T2">;</text:span></text:p>
            <text:p text:style-name="P3"><text:span text:style-name="T2"><text:s text:c="5"/></text:span><text:span text:style-name="T3">bool</text:span><text:span text:style-name="T2"> ans = Regex.IsMatch(inputNum, pattern);</text:span></text:p>
            <text:p text:style-name="P3"><text:span text:style-name="T2"><text:s text:c="5"/></text:span><text:span text:style-name="T3">if</text:span><text:span text:style-name="T2"> (ans)</text:span></text:p>
            <text:p text:style-name="P4"><text:s text:c="5"/>{</text:p>
            <text:p text:style-name="P3"><text:span text:style-name="T2"><text:s text:c="9"/></text:span><text:span text:style-name="T2">Console.WriteLine(</text:span><text:span text:style-name="T5">"</text:span><text:span text:style-name="T5">格式正確</text:span><text:span text:style-name="T5">"</text:span><text:span text:style-name="T2">);</text:span></text:p>
            <text:p text:style-name="P4"><text:s text:c="5"/>}</text:p>
            <text:p text:style-name="P3"><text:span text:style-name="T2"><text:s text:c="5"/></text:span><text:span text:style-name="T3">else</text:span></text:p>
            <text:p text:style-name="P4"><text:s text:c="5"/>{</text:p>
            <text:p text:style-name="P3"><text:span text:style-name="T2"><text:s text:c="9"/></text:span><text:span text:style-name="T2">Console.WriteLine(</text:span><text:span text:style-name="T5">"</text:span><text:span text:style-name="T5">格式不正確</text:span><text:span text:style-name="T5">"</text:span><text:span text:style-name="T2">);</text:span></text:p>
            <text:p text:style-name="P4"><text:s text:c="5"/>}</text:p>
            <text:p text:style-name="P4"/>
            <text:p text:style-name="P4"><text:s/>}</text:p>
          </draw:text-box>
        </draw:frame>
        <draw:frame draw:style-name="gr11" draw:text-style-name="P5" draw:layer="layout" svg:width="10.706cm" svg:height="3.473cm" svg:x="2.294cm" svg:y="10.027cm">
          <draw:text-box>
            <text:p text:style-name="P3"><text:span text:style-name="T2">// call function</text:span></text:p>
            <text:p text:style-name="P3"><text:span text:style-name="T2"/></text:p>
            <text:p text:style-name="P3"><text:span text:style-name="T2">Console.Write(</text:span><text:span text:style-name="T5">"</text:span><text:span text:style-name="T5">輸入身分證字號</text:span><text:span text:style-name="T5">: "</text:span><text:span text:style-name="T2">);</text:span></text:p>
            <text:p text:style-name="P3"><text:span text:style-name="T3">string</text:span><text:span text:style-name="T2"> input = Console.ReadLine();</text:span></text:p>
            <text:p text:style-name="P4">Determine.IDNum(input);</text:p>
            <text:p text:style-name="P4"/>
            <text:p text:style-name="P4">Console.ReadKey();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draw:frame presentation:style-name="pr3" draw:text-style-name="P2" draw:layer="layout" svg:width="24.5cm" svg:height="1.5cm" svg:x="0.5cm" svg:y="0.5cm" presentation:class="title" presentation:user-transformed="true">
          <draw:text-box>
            <text:p text:style-name="P1"><text:span text:style-name="T1">6. </text:span><text:span text:style-name="T1">寫一個</text:span><text:span text:style-name="T1">function</text:span><text:span text:style-name="T1">，若輸入的文字大於Ｎ個，則超過的字不要，變成點點點</text:span></text:p>
          </draw:text-box>
        </draw:frame>
        <draw:frame draw:style-name="gr12" draw:text-style-name="P7" draw:layer="layout" svg:width="18.424cm" svg:height="12.617cm" svg:x="1.5cm" svg:y="2.383cm">
          <draw:text-box>
            <text:p><text:span text:style-name="T7"/></text:p>
            <text:p><text:span text:style-name="T7">public class Decrease</text:span></text:p>
            <text:p><text:span text:style-name="T7"><text:s/></text:span><text:span text:style-name="T7">{</text:span></text:p>
            <text:p><text:span text:style-name="T7"><text:s text:c="5"/></text:span><text:span text:style-name="T7">public static string ReduceText(string input,int N)</text:span></text:p>
            <text:p><text:span text:style-name="T7"><text:s text:c="5"/></text:span><text:span text:style-name="T7">{</text:span></text:p>
            <text:p><text:span text:style-name="T7"><text:s text:c="9"/></text:span><text:span text:style-name="T7">int n = N;</text:span></text:p>
            <text:p><text:span text:style-name="T7"><text:s text:c="8"/></text:span></text:p>
            <text:p><text:span text:style-name="T7"><text:s text:c="9"/></text:span><text:span text:style-name="T7">if (input.Length &gt; n)</text:span></text:p>
            <text:p><text:span text:style-name="T7"><text:s text:c="9"/></text:span><text:span text:style-name="T7">{</text:span></text:p>
            <text:p><text:span text:style-name="T7"><text:s text:c="13"/></text:span><text:span text:style-name="T7">input = input.Remove(n).Insert(n, "..."); <text:s text:c="3"/></text:span></text:p>
            <text:p><text:span text:style-name="T7"><text:s text:c="9"/></text:span><text:span text:style-name="T7">}</text:span></text:p>
            <text:p><text:span text:style-name="T7"><text:s text:c="13"/></text:span><text:span text:style-name="T7">return input;</text:span></text:p>
            <text:p><text:span text:style-name="T7"><text:s text:c="9"/></text:span><text:span text:style-name="T7">}</text:span></text:p>
            <text:p><text:span text:style-name="T7"><text:s/></text:span><text:span text:style-name="T7">}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// call function</text:span></text:p>
            <text:p><text:span text:style-name="T7"/></text:p>
            <text:p><text:span text:style-name="T7">Console.Write("</text:span><text:span text:style-name="T7">輸入一字串</text:span><text:span text:style-name="T7">: ");</text:span></text:p>
            <text:p><text:span text:style-name="T7">string input=Console.ReadLine();</text:span></text:p>
            <text:p><text:span text:style-name="T7"/></text:p>
            <text:p><text:span text:style-name="T7">Console.Write("</text:span><text:span text:style-name="T7">請輸入 超過幾個字後不顯示</text:span><text:span text:style-name="T7">? (</text:span><text:span text:style-name="T7">將以</text:span><text:span text:style-name="T7">...</text:span><text:span text:style-name="T7">取代</text:span><text:span text:style-name="T7">) ");</text:span></text:p>
            <text:p><text:span text:style-name="T7">int num = Convert.ToInt32(Console.ReadLine());</text:span></text:p>
            <text:p><text:span text:style-name="T7">string result = Decrease.ReduceText(input, num);</text:span></text:p>
            <text:p><text:span text:style-name="T7">Console.WriteLine(result);</text:span></text:p>
            <text:p><text:span text:style-name="T7">Console.ReadKey(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7. </text:span><text:span text:style-name="T1">寫一個</text:span><text:span text:style-name="T1">function</text:span><text:span text:style-name="T1">，輸入一個日期，把該日期轉成民國年</text:span><text:span text:style-name="T1">.</text:span><text:span text:style-name="T1">月</text:span><text:span text:style-name="T1">.</text:span><text:span text:style-name="T1">日格式</text:span></text:p>
          </draw:text-box>
        </draw:frame>
        <draw:frame draw:style-name="gr13" draw:text-style-name="P5" draw:layer="layout" svg:width="11.848cm" svg:height="3.936cm" svg:x="2cm" svg:y="3cm">
          <draw:text-box>
            <text:p text:style-name="P3"><text:span text:style-name="T2"><text:s text:c="4"/></text:span></text:p>
            <text:p text:style-name="P8"><text:span text:style-name="T8"><text:s text:c="4"/></text:span><text:span text:style-name="T9">public</text:span><text:span text:style-name="T8"> </text:span><text:span text:style-name="T9">class</text:span><text:span text:style-name="T8"> </text:span><text:span text:style-name="T4">Transform</text:span></text:p>
            <text:p text:style-name="P3"><text:span text:style-name="T2"><text:s text:c="4"/></text:span><text:span text:style-name="T2">{</text:span></text:p>
            <text:p text:style-name="P3"><text:span text:style-name="T2"><text:s text:c="8"/></text:span><text:span text:style-name="T3">public</text:span><text:span text:style-name="T2"> </text:span><text:span text:style-name="T3">static</text:span><text:span text:style-name="T2"> </text:span><text:span text:style-name="T3">string</text:span><text:span text:style-name="T2"> DateOfROC(</text:span><text:span text:style-name="T3">string</text:span><text:span text:style-name="T2"> inputDate) </text:span></text:p>
            <text:p text:style-name="P3"><text:span text:style-name="T2"><text:s text:c="8"/></text:span><text:span text:style-name="T2">{</text:span></text:p>
            <text:p text:style-name="P3"><text:span text:style-name="T2"><text:s text:c="12"/></text:span><text:span text:style-name="T2">DateTime dt = DateTime.Parse(inputDate);</text:span></text:p>
            <text:p text:style-name="P3"><text:span text:style-name="T2"><text:s text:c="12"/></text:span><text:span text:style-name="T2">DateTime newDT = </text:span><text:span text:style-name="T3">new</text:span><text:span text:style-name="T2">(dt.Year - 1911, dt.Month, dt.Day);</text:span></text:p>
            <text:p text:style-name="P3"><text:span text:style-name="T2"><text:s text:c="12"/></text:span><text:span text:style-name="T3">string</text:span><text:span text:style-name="T2"> result = newDT.ToString(</text:span><text:span text:style-name="T5">"</text:span><text:span text:style-name="T5">民國 </text:span><text:span text:style-name="T5">yyy</text:span><text:span text:style-name="T5">年 </text:span><text:span text:style-name="T5">MM</text:span><text:span text:style-name="T5">月 </text:span><text:span text:style-name="T5">dd</text:span><text:span text:style-name="T5">日</text:span><text:span text:style-name="T5">"</text:span><text:span text:style-name="T2">);</text:span></text:p>
            <text:p text:style-name="P3"><text:span text:style-name="T2"><text:s text:c="12"/></text:span><text:span text:style-name="T3">return</text:span><text:span text:style-name="T2"> result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 </text:span></text:p>
          </draw:text-box>
        </draw:frame>
        <draw:frame draw:style-name="gr14" draw:text-style-name="P5" draw:layer="layout" svg:width="11.487cm" svg:height="3.956cm" svg:x="3cm" svg:y="8.544cm">
          <draw:text-box>
            <text:p text:style-name="P3"><text:span text:style-name="T10"/></text:p>
            <text:p text:style-name="P8"><text:span text:style-name="T10">// call function</text:span></text:p>
            <text:p text:style-name="P8"><text:span text:style-name="T11"/></text:p>
            <text:p text:style-name="P3"><text:span text:style-name="T2">Console.Write(</text:span><text:span text:style-name="T5">"</text:span><text:span text:style-name="T5">輸入西元日期，轉換成民國日期</text:span><text:span text:style-name="T5">: "</text:span><text:span text:style-name="T2">);</text:span></text:p>
            <text:p text:style-name="P3"><text:span text:style-name="T9">string</text:span><text:span text:style-name="T8"> a = </text:span><text:span text:style-name="T4">Transform</text:span><text:span text:style-name="T2">.DateOfROC(Console.ReadLine());</text:span></text:p>
            <text:p text:style-name="P3"><text:span text:style-name="T2">Console.WriteLine(a);</text:span></text:p>
            <text:p text:style-name="P8"><text:span text:style-name="T2">Console.ReadKey(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8. </text:span><text:span text:style-name="T1">寫一個</text:span><text:span text:style-name="T1">function</text:span><text:span text:style-name="T1">，輸入一個日期，把該日期轉成民國</text:span><text:span text:style-name="T1">XX</text:span><text:span text:style-name="T1">年</text:span><text:span text:style-name="T1">XX</text:span><text:span text:style-name="T1">月</text:span><text:span text:style-name="T1">XX</text:span><text:span text:style-name="T1">日 星期</text:span><text:span text:style-name="T1">X </text:span><text:span text:style-name="T1">格式</text:span></text:p>
          </draw:text-box>
        </draw:frame>
        <draw:frame draw:style-name="gr15" draw:text-style-name="P5" draw:layer="layout" svg:width="15.366cm" svg:height="4.952cm" svg:x="1.634cm" svg:y="3.5cm">
          <draw:text-box>
            <text:p text:style-name="P3"><text:span text:style-name="T3">public</text:span><text:span text:style-name="T2"> </text:span><text:span text:style-name="T3">class</text:span><text:span text:style-name="T2"> </text:span><text:span text:style-name="T4">Transform</text:span></text:p>
            <text:p text:style-name="P3"><text:span text:style-name="T2">{</text:span></text:p>
            <text:p text:style-name="P3"><text:span text:style-name="T12"/></text:p>
            <text:p text:style-name="P3"><text:span text:style-name="T3">public</text:span><text:span text:style-name="T2"> </text:span><text:span text:style-name="T3">static</text:span><text:span text:style-name="T2"> </text:span><text:span text:style-name="T3">string</text:span><text:span text:style-name="T2"> DateDay(</text:span><text:span text:style-name="T3">string</text:span><text:span text:style-name="T2"> inputDate)</text:span></text:p>
            <text:p text:style-name="P3"><text:span text:style-name="T2">{</text:span></text:p>
            <text:p text:style-name="P3"><text:span text:style-name="T2"><text:s text:c="4"/></text:span><text:span text:style-name="T2">DateTime dateTime = DateTime.Parse(inputDate);</text:span></text:p>
            <text:p text:style-name="P3"><text:span text:style-name="T2"><text:s text:c="4"/></text:span><text:span text:style-name="T2">CultureInfo culture = </text:span><text:span text:style-name="T3">new</text:span><text:span text:style-name="T2"> CultureInfo(</text:span><text:span text:style-name="T5">"zh-TW"</text:span><text:span text:style-name="T2">);</text:span></text:p>
            <text:p text:style-name="P3"><text:span text:style-name="T2"><text:s text:c="4"/></text:span><text:span text:style-name="T2">culture.DateTimeFormat.Calendar = </text:span><text:span text:style-name="T3">new</text:span><text:span text:style-name="T2"> TaiwanCalendar();</text:span></text:p>
            <text:p text:style-name="P3"><text:span text:style-name="T2"><text:s text:c="4"/></text:span><text:span text:style-name="T3">return</text:span><text:span text:style-name="T2"> dateTime.ToString(</text:span><text:span text:style-name="T5">"</text:span><text:span text:style-name="T5">民國</text:span><text:span text:style-name="T5">yyy</text:span><text:span text:style-name="T5">年 </text:span><text:span text:style-name="T5">MM</text:span><text:span text:style-name="T5">月 </text:span><text:span text:style-name="T5">dd</text:span><text:span text:style-name="T5">日 </text:span><text:span text:style-name="T5">dddd"</text:span><text:span text:style-name="T2">, culture); <text:s text:c="10"/></text:span></text:p>
            <text:p text:style-name="P3"><text:span text:style-name="T2"><text:s text:c="24"/></text:span></text:p>
            <text:p text:style-name="P3"><text:span text:style-name="T2">}</text:span></text:p>
            <text:p text:style-name="P3"><text:span text:style-name="T2">}</text:span></text:p>
          </draw:text-box>
        </draw:frame>
        <draw:frame draw:style-name="gr5" draw:text-style-name="P5" draw:layer="layout" svg:width="11.63cm" svg:height="2.261cm" svg:x="2cm" svg:y="10cm">
          <draw:text-box>
            <text:p text:style-name="P3"><text:span text:style-name="T8">// call function</text:span></text:p>
            <text:p text:style-name="P3"><text:span text:style-name="T8"/></text:p>
            <text:p text:style-name="P3"><text:span text:style-name="T8">Console.Write(</text:span><text:span text:style-name="T13">"</text:span><text:span text:style-name="T13">輸入西元日期，轉換成</text:span><text:span text:style-name="T5">民國</text:span><text:span text:style-name="T5">XX</text:span><text:span text:style-name="T5">年</text:span><text:span text:style-name="T5">XX</text:span><text:span text:style-name="T5">月</text:span><text:span text:style-name="T5">XX</text:span><text:span text:style-name="T5">日 星期</text:span><text:span text:style-name="T5">X: "</text:span><text:span text:style-name="T2">);</text:span></text:p>
            <text:p text:style-name="P3"><text:span text:style-name="T9">string</text:span><text:span text:style-name="T8"> a = </text:span><text:span text:style-name="T4">Transform</text:span><text:span text:style-name="T2">.DateDay(Console.ReadLine());</text:span></text:p>
            <text:p text:style-name="P3"><text:span text:style-name="T2">Console.WriteLine(a);</text:span></text:p>
            <text:p text:style-name="P8"><text:span text:style-name="T2">Console.ReadKey(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9. </text:span><text:span text:style-name="T1">寫一個</text:span><text:span text:style-name="T1">function</text:span><text:span text:style-name="T1">，回傳輸入的年是否閏年</text:span></text:p>
          </draw:text-box>
        </draw:frame>
        <draw:frame draw:style-name="gr16" draw:text-style-name="P5" draw:layer="layout" svg:width="11.267cm" svg:height="5.276cm" svg:x="1.233cm" svg:y="4cm">
          <draw:text-box>
            <text:p text:style-name="P3"><text:span text:style-name="T3">public</text:span><text:span text:style-name="T2"> </text:span><text:span text:style-name="T3">class</text:span><text:span text:style-name="T2"> </text:span><text:span text:style-name="T4">Determine</text:span></text:p>
            <text:p text:style-name="P3"><text:span text:style-name="T2">{</text:span></text:p>
            <text:p text:style-name="P3"><text:span text:style-name="T2"><text:s text:c="4"/></text:span><text:span text:style-name="T3">public</text:span><text:span text:style-name="T2"> </text:span><text:span text:style-name="T3">static</text:span><text:span text:style-name="T2"> </text:span><text:span text:style-name="T3">string</text:span><text:span text:style-name="T2"> LeapYear(</text:span><text:span text:style-name="T3">string</text:span><text:span text:style-name="T2"> year)</text:span></text:p>
            <text:p text:style-name="P3"><text:span text:style-name="T2"><text:s text:c="4"/></text:span><text:span text:style-name="T2">{</text:span></text:p>
            <text:p text:style-name="P3"><text:span text:style-name="T2"><text:s text:c="8"/></text:span><text:span text:style-name="T3">int</text:span><text:span text:style-name="T2"> n = Convert.ToInt32(year);</text:span></text:p>
            <text:p text:style-name="P3"><text:span text:style-name="T2"><text:s text:c="8"/></text:span><text:span text:style-name="T3">if</text:span><text:span text:style-name="T2">(DateTime.IsLeapYear(n)==</text:span><text:span text:style-name="T3">true</text:span><text:span text:style-name="T2">)</text:span></text:p>
            <text:p text:style-name="P3"><text:span text:style-name="T2"><text:s text:c="8"/></text:span><text:span text:style-name="T2">{</text:span></text:p>
            <text:p text:style-name="P3"><text:span text:style-name="T2"><text:s text:c="12"/></text:span><text:span text:style-name="T3">return</text:span><text:span text:style-name="T2"> </text:span><text:span text:style-name="T5">"</text:span><text:span text:style-name="T5">是閏年</text:span><text:span text:style-name="T5">"</text:span><text:span text:style-name="T2">;</text:span></text:p>
            <text:p text:style-name="P3"><text:span text:style-name="T2"><text:s text:c="8"/></text:span><text:span text:style-name="T2">}</text:span></text:p>
            <text:p text:style-name="P3"><text:span text:style-name="T2"><text:s text:c="8"/></text:span><text:span text:style-name="T3">else</text:span></text:p>
            <text:p text:style-name="P3"><text:span text:style-name="T2"><text:s text:c="8"/></text:span><text:span text:style-name="T2">{</text:span></text:p>
            <text:p text:style-name="P3"><text:span text:style-name="T2"><text:s text:c="12"/></text:span><text:span text:style-name="T3">return</text:span><text:span text:style-name="T2"> </text:span><text:span text:style-name="T5">"</text:span><text:span text:style-name="T5">不是閏年</text:span><text:span text:style-name="T5">"</text:span><text:span text:style-name="T2">;</text:span></text:p>
            <text:p text:style-name="P3"><text:span text:style-name="T2"><text:s text:c="8"/></text:span><text:span text:style-name="T2">}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draw:frame draw:style-name="gr17" draw:text-style-name="P5" draw:layer="layout" svg:width="9.476cm" svg:height="2.349cm" svg:x="2.024cm" svg:y="10.651cm">
          <draw:text-box>
            <text:p text:style-name="P3"><text:span text:style-name="T2">// call function </text:span></text:p>
            <text:p text:style-name="P3"><text:span text:style-name="T2"/></text:p>
            <text:p text:style-name="P3"><text:span text:style-name="T2"><text:s/></text:span><text:span text:style-name="T2">Console.Write(</text:span><text:span text:style-name="T5">"</text:span><text:span text:style-name="T5">輸入西元年，判斷是否為閏年</text:span><text:span text:style-name="T5">: "</text:span><text:span text:style-name="T2">);</text:span></text:p>
            <text:p text:style-name="P3"><text:span text:style-name="T2"><text:s/></text:span><text:span text:style-name="T3">string</text:span><text:span text:style-name="T2"> ans = Determine.LeapYear(Console.ReadLine());</text:span></text:p>
            <text:p text:style-name="P3"><text:span text:style-name="T2"><text:s/></text:span><text:span text:style-name="T2">Console.WriteLine(ans);</text:span></text:p>
            <text:p text:style-name="P3"><text:span text:style-name="T2"><text:s/></text:span><text:span text:style-name="T2">Console.ReadKey(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10. </text:span><text:span text:style-name="T1">寫一個</text:span><text:span text:style-name="T1">function</text:span><text:span text:style-name="T1">，輸入手機號碼，回傳今天運勢</text:span><text:span text:style-name="T1">(</text:span><text:span text:style-name="T1">手機運勢算法：用你的手機號碼的最後四位數除以</text:span><text:span text:style-name="T1">80</text:span><text:span text:style-name="T1">，再減去整數部分（只留小數），再乘以</text:span><text:span text:style-name="T1">80</text:span><text:span text:style-name="T1">，就會得到一個數，這就是代表吉凶的數字，印出結果。</text:span><text:span text:style-name="T1">)</text:span></text:p>
          </draw:text-box>
        </draw:frame>
        <draw:frame draw:style-name="gr18" draw:text-style-name="P5" draw:layer="layout" svg:width="14.3cm" svg:height="3.21cm" svg:x="1.2cm" svg:y="9.79cm">
          <draw:text-box>
            <text:p text:style-name="P3"><text:span text:style-name="T2">//call function</text:span></text:p>
            <text:p text:style-name="P3"><text:span text:style-name="T2"/></text:p>
            <text:p text:style-name="P3"><text:span text:style-name="T2">Determine det = </text:span><text:span text:style-name="T3">new</text:span><text:span text:style-name="T2"> Determine();</text:span></text:p>
            <text:p text:style-name="P3"><text:span text:style-name="T2">Console.Write(</text:span><text:span text:style-name="T5">"</text:span><text:span text:style-name="T5">輸入手機號碼，算運勢</text:span><text:span text:style-name="T5">: "</text:span><text:span text:style-name="T2">);</text:span></text:p>
            <text:p text:style-name="P3"><text:span text:style-name="T2">Console.WriteLine(</text:span><text:span text:style-name="T5">$"</text:span><text:span text:style-name="T5">運勢數字 </text:span><text:span text:style-name="T2">{det.Fortune(Console.ReadLine())}</text:span><text:span text:style-name="T5">"</text:span><text:span text:style-name="T2">);</text:span></text:p>
            <text:p text:style-name="P3"><text:span text:style-name="T2">Console.ReadKey();</text:span></text:p>
          </draw:text-box>
        </draw:frame>
        <draw:frame draw:style-name="gr19" draw:text-style-name="P5" draw:layer="layout" svg:width="10.721cm" svg:height="5.137cm" svg:x="1.279cm" svg:y="4.5cm">
          <draw:text-box>
            <text:p text:style-name="P3"><text:span text:style-name="T3">public</text:span><text:span text:style-name="T2"> </text:span><text:span text:style-name="T3">class</text:span><text:span text:style-name="T2"> </text:span><text:span text:style-name="T4">Determine</text:span></text:p>
            <text:p text:style-name="P3"><text:span text:style-name="T2">{</text:span></text:p>
            <text:p text:style-name="P3"><text:span text:style-name="T2"><text:s text:c="4"/></text:span><text:span text:style-name="T3">public</text:span><text:span text:style-name="T2"> </text:span><text:span text:style-name="T3">double</text:span><text:span text:style-name="T2"> Fortune(</text:span><text:span text:style-name="T3">string</text:span><text:span text:style-name="T2"> phoneNum)</text:span></text:p>
            <text:p text:style-name="P3"><text:span text:style-name="T2"><text:s text:c="4"/></text:span><text:span text:style-name="T2">{</text:span></text:p>
            <text:p text:style-name="P3"><text:span text:style-name="T2"><text:s text:c="8"/></text:span><text:span text:style-name="T3">double</text:span><text:span text:style-name="T2"> n = Convert.ToDouble(phoneNum.Remove(0, 6));</text:span></text:p>
            <text:p text:style-name="P3"><text:span text:style-name="T2"><text:s text:c="8"/></text:span><text:span text:style-name="T3">return</text:span><text:span text:style-name="T2"> n =( n / 80 - (</text:span><text:span text:style-name="T3">int</text:span><text:span text:style-name="T2">)(n / 80))*80;</text:span> <text:s text:c="8"/></text:p>
            <text:p text:style-name="P3"><text:span text:style-name="T2"/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ngLiU" svg:font-family="MingLiU"/>
    <style:font-face style:name="MingLiU1" svg:font-family="MingLiU" style:font-pitch="variable"/>
    <style:font-face style:name="Noto Sans" svg:font-family="'Noto Sans'" style:font-family-generic="roman" style:font-pitch="variable"/>
    <style:font-face style:name="PingFangTC" svg:font-family="PingFangTC" style:font-family-generic="system" style:font-pitch="variable"/>
    <style:font-face style:name="PingFangTC1" svg:font-family="PingFangTC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TC" style:font-family-asian="PingFangTC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TC" style:font-family-asian="PingFangTC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TC" style:font-family-asian="PingFangTC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TC" style:font-family-asian="PingFangTC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TC" style:font-family-asian="PingFangTC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2T14:26:14.745000000</meta:creation-date>
    <dc:date>2023-09-23T01:13:56.717000000</dc:date>
    <meta:editing-duration>PT10H35M44S</meta:editing-duration>
    <meta:editing-cycles>9</meta:editing-cycles>
    <meta:generator>LibreOffice/7.5.5.2$Windows_X86_64 LibreOffice_project/ca8fe7424262805f223b9a2334bc7181abbcbf5e</meta:generator>
    <meta:document-statistic meta:object-count="70"/>
  </office:meta>
</office:document-meta>
</file>